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32" table:default-cell-style-name="Default"/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&gt;ryb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zab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czlowie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zolw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18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jaszczur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table:number-columns-repeated="19" office:value-type="string" calcext:value-type="string">
            <text:p>-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&gt;N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krokody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&gt;kaczk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E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kurcz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N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N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N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N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N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N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</table:table>
      <table:table table:name="Arkusz2" table:style-name="ta1">
        <office:forms form:automatic-focus="false" form:apply-design-mode="false"/>
        <table:table-column table:style-name="co1" table:number-columns-repeated="3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&gt;N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ryb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zab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czlowie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zolw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18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jaszczur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table:number-columns-repeated="19" office:value-type="string" calcext:value-type="string">
            <text:p>-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&gt;N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krokody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&gt;kaczk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E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kurcz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N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N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N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N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N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&gt;N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</table:table-row>
      </table:table>
      <table:table table:name="Arkusz3" table:style-name="ta1">
        <table:table-column table:style-name="co3" table:number-columns-repeated="23" table:default-cell-style-name="Default"/>
        <table:table-column table:style-name="co2" table:number-columns-repeated="16361" table:default-cell-style-name="Default"/>
        <table:table-row table:style-name="ro1">
          <table:table-cell table:style-name="ce1" office:value-type="string" calcext:value-type="string">
            <text:p>Position 1</text:p>
          </table:table-cell>
          <table:table-cell table:style-name="ce1" table:number-columns-repeated="1638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H, 100%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osition 2</text:p>
          </table:table-cell>
          <table:table-cell table:style-name="ce1" table:number-columns-repeated="1638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P, 100%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osition 3</text:p>
          </table:table-cell>
          <table:table-cell table:style-name="ce1" table:number-columns-repeated="1638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D, 100%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osition 4</text:p>
          </table:table-cell>
          <table:table-cell table:style-name="ce1" table:number-columns-repeated="1638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, 27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, 2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V, 13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68"/>
        </table:table-row>
        <table:table-row table:style-name="ro1">
          <table:table-cell table:style-name="ce1" office:value-type="string" calcext:value-type="string">
            <text:p>Position 5</text:p>
          </table:table-cell>
          <table:table-cell table:style-name="ce1" table:number-columns-repeated="1638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L, 33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, 2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, 13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I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Position 6</text:p>
          </table:table-cell>
          <table:table-cell table:style-name="ce1" table:number-columns-repeated="1638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R, 33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S, 2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Q, 13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, 7%</text:p>
          </table:table-cell>
          <table:table-cell table:number-columns-repeated="16370"/>
        </table:table-row>
        <table:table-row table:style-name="ro1">
          <table:table-cell table:style-name="ce1" office:value-type="string" calcext:value-type="string">
            <text:p>Position 7</text:p>
          </table:table-cell>
          <table:table-cell table:style-name="ce1"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Q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R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Position 8</text:p>
          </table:table-cell>
          <table:table-cell table:style-name="ce1"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S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R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Position 9</text:p>
          </table:table-cell>
          <table:table-cell table:style-name="ce1"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Q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R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Position 10</text:p>
          </table:table-cell>
          <table:table-cell table:style-name="ce1"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A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Position 11</text:p>
          </table:table-cell>
          <table:table-cell table:style-name="ce1"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E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Q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Position 12</text:p>
          </table:table-cell>
          <table:table-cell table:style-name="ce1"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„-”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Position 13</text:p>
          </table:table-cell>
          <table:table-cell table:style-name="ce1"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„-”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Position 14</text:p>
          </table:table-cell>
          <table:table-cell table:style-name="ce1"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„-”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osition 1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„-”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osition 16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„-”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osition 17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„-”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osition 18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„-”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osition 1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„-”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osition 2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„-”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osition 2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„-”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osition 2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„-”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osition 23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„-”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osition 2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„-”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osition 2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„-”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osition 26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„-”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osition 27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„-”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osition 28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„-”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osition 29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„-”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osition 3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„-”, 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Q, 2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, 1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G, 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, 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osition 3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S, 100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sition 3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A, 8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, 13%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6:14:53.782187878</meta:creation-date>
    <dc:date>2025-01-08T20:05:36.236741112</dc:date>
    <meta:editing-duration>PT14M13S</meta:editing-duration>
    <meta:editing-cycles>2</meta:editing-cycles>
    <meta:generator>LibreOffice/24.8.3.2$Linux_X86_64 LibreOffice_project/e14c9fdd1f585efcbb2c5363087a99d20928d522</meta:generator>
    <meta:document-statistic meta:table-count="3" meta:cell-count="1431" meta:object-count="0"/>
  </office:meta>
</office:document-meta>
</file>